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598d86" officeooo:paragraph-rsid="00598d86" style:font-weight-asian="bold" style:font-weight-complex="bold"/>
    </style:style>
    <style:style style:name="P2" style:family="paragraph" style:parent-style-name="Standard">
      <style:text-properties fo:font-weight="bold" officeooo:rsid="00598d86" officeooo:paragraph-rsid="00598d86" style:font-weight-asian="bold" style:font-weight-complex="bold"/>
    </style:style>
    <style:style style:name="P3" style:family="paragraph" style:parent-style-name="Standard">
      <style:text-properties fo:font-weight="bold" officeooo:rsid="0060eaa1" officeooo:paragraph-rsid="0060eaa1" style:font-weight-asian="bold" style:font-weight-complex="bold"/>
    </style:style>
    <style:style style:name="P4" style:family="paragraph" style:parent-style-name="Standard">
      <style:text-properties fo:font-weight="normal" officeooo:rsid="00709a3b" officeooo:paragraph-rsid="00709a3b" style:font-weight-asian="normal" style:font-weight-complex="normal"/>
    </style:style>
    <style:style style:name="P5" style:family="paragraph" style:parent-style-name="Standard">
      <style:paragraph-properties fo:text-align="start" style:justify-single-word="false"/>
      <style:text-properties fo:font-weight="normal" officeooo:rsid="00709a3b" officeooo:paragraph-rsid="00709a3b" style:font-weight-asian="normal" style:font-weight-complex="normal"/>
    </style:style>
    <style:style style:name="P6" style:family="paragraph" style:parent-style-name="Standard">
      <style:paragraph-properties fo:break-before="page"/>
      <style:text-properties fo:font-weight="bold" officeooo:rsid="0060eaa1" officeooo:paragraph-rsid="0060eaa1" style:font-weight-asian="bold" style:font-weight-complex="bold"/>
    </style:style>
    <style:style style:name="P7" style:family="paragraph" style:parent-style-name="Standard">
      <style:paragraph-properties fo:text-align="start" style:justify-single-word="false" fo:break-before="page"/>
      <style:text-properties fo:font-weight="normal" officeooo:rsid="00709a3b" officeooo:paragraph-rsid="00709a3b" style:font-weight-asian="normal" style:font-weight-complex="normal"/>
    </style:style>
    <style:style style:name="T1" style:family="text">
      <style:text-properties fo:font-weight="normal" style:font-weight-asian="normal" style:font-weight-complex="normal"/>
    </style:style>
    <style:style style:name="T2" style:family="text">
      <style:text-properties fo:color="#000080" style:font-name="JetBrains Mono" fo:font-size="12pt" fo:font-style="normal" fo:font-weight="bold" style:font-size-asian="12pt" style:font-style-asian="normal" style:font-weight-asian="bold"/>
    </style:style>
    <style:style style:name="T3" style:family="text">
      <style:text-properties fo:color="#000080" style:font-name="JetBrains Mono1" fo:font-size="12pt" fo:font-style="normal" fo:font-weight="bold" style:font-size-asian="12pt" style:font-style-asian="normal" style:font-weight-asian="bold"/>
    </style:style>
    <style:style style:name="T4" style:family="text">
      <style:text-properties fo:color="#660e7a" style:font-name="JetBrains Mono1" fo:font-size="12pt" fo:font-style="normal" fo:font-weight="bold" style:font-size-asian="12pt" style:font-style-asian="normal" style:font-weight-asian="bold"/>
    </style:style>
    <style:style style:name="T5" style:family="text">
      <style:text-properties fo:color="#000000" style:font-name="JetBrains Mono1" fo:font-size="12pt" fo:font-style="normal" style:font-size-asian="12pt" style:font-style-asian="normal"/>
    </style:style>
    <style:style style:name="T6" style:family="text">
      <style:text-properties fo:color="#000000" style:font-name="JetBrains Mono1" fo:font-size="12pt" fo:font-style="italic" style:font-size-asian="12pt" style:font-style-asian="italic"/>
    </style:style>
    <style:style style:name="T7" style:family="text">
      <style:text-properties fo:color="#0000ff" style:font-name="JetBrains Mono1" fo:font-size="12pt" fo:font-style="normal" style:font-size-asian="12pt"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kedList:</text:p>
      <text:p text:style-name="P2"/>
      <text:p text:style-name="P2"><text:a xlink:type="simple" xlink:href="https://leetcode.com/problems/linked-list-cycle-ii/discuss/2157934/Floyd-Cycle-Detection-slow-and-fast-technique" text:style-name="Internet_20_link" text:visited-style-name="Visited_20_Internet_20_Link">https://leetcode.com/problems/linked-list-cycle-ii/discuss/2157934/Floyd-Cycle-Detection-slow-and-fast-technique</text:a></text:p>
      <text:p text:style-name="P2"/>
      <text:p text:style-name="P1">Floyd's algorithm consists of two phases and uses two pointers, usually called slow and fast.</text:p>
      <text:p text:style-name="Text_20_body">In phase 1, fast = fast.next.next is twice as fast as slow = slow.next. Since the fast goes fast, it would be the first to enter the cycle and run around the cycle. At some point, the slow enters the cycle as well, and since it's moving slower the fast catches up to the slow at some intersection point. Now phase 1 is over,</text:p>
      <text:p text:style-name="Text_20_body"><text:span text:style-name="Source_20_Text">Note that the intersection point is not the cycle entrance in the general case.</text:span></text:p>
      <text:p text:style-name="Text_20_body">In phase 2, we give the slow a second chance by slowing down the fast, so that it now moves at the speed of slow: slow = slow.next, fast = fast.next. The slow is back at the starting position, and the fast starts from the intersection point. The Point where they meet again is the cycle entry point.</text:p>
      <text:p text:style-name="P2"/>
      <text:p text:style-name="P2"/>
      <text:p text:style-name="P3">Algorithm:</text:p>
      <text:p text:style-name="P3"/>
      <text:p text:style-name="P3">1. <text:tab/>detect loop using fast and slow pointer</text:p>
      <text:p text:style-name="P3">2. <text:span text:style-name="T1">once loop is detected make slow = head</text:span></text:p>
      <text:p text:style-name="P3"><text:span text:style-name="T1">3. while(slow != fast){</text:span></text:p>
      <text:p text:style-name="P3"><text:span text:style-name="T1"/></text:p>
      <text:p text:style-name="P3"><text:span text:style-name="T1"><text:tab/>slow = slow.next;</text:span></text:p>
      <text:p text:style-name="P3"><text:span text:style-name="T1"><text:tab/>fast = fast.next;</text:span></text:p>
      <text:p text:style-name="P3"><text:span text:style-name="T1">}</text:span></text:p>
      <text:p text:style-name="P3"><text:span text:style-name="T1"/></text:p>
      <text:p text:style-name="P3"><text:span text:style-name="T1">return fast;</text:span></text:p>
      <text:p text:style-name="P3"><text:span text:style-name="T1"/></text:p>
      <text:p text:style-name="P3"><text:span text:style-name="T1"/></text:p>
      <text:p text:style-name="P3"><text:span text:style-name="T1"/></text:p>
      <text:p text:style-name="P6"><text:span text:style-name="T1"/></text:p>
      <text:p text:style-name="P3"><text:a xlink:type="simple" xlink:href="https://leetcode.com/problems/next-greater-element-i/" text:style-name="Internet_20_link" text:visited-style-name="Visited_20_Internet_20_Link">https://leetcode.com/problems/next-greater-element-i/</text:a>:</text:p>
      <text:p text:style-name="P3"/>
      <text:p text:style-name="P4"><text:s/>use a hashmap</text:p>
      <text:p text:style-name="P4">and stack</text:p>
      <text:p text:style-name="P4"/>
      <text:p text:style-name="P4">add -1 in stack</text:p>
      <text:p text:style-name="P4"/>
      <text:p text:style-name="P4">Loop from nums[2] end to 0:</text:p>
      <text:p text:style-name="P4"/>
      <text:p text:style-name="P4">while(stack not empty &amp;&amp; stack.peek() &lt; nums[i] ){</text:p>
      <text:p text:style-name="P4"><text:tab/>pop()</text:p>
      <text:p text:style-name="P4">}</text:p>
      <text:p text:style-name="P4"/>
      <text:p text:style-name="P4">if(stack empty){</text:p>
      <text:p text:style-name="P4"><text:tab/>map.put(nums[i],-1);</text:p>
      <text:p text:style-name="P4">}</text:p>
      <text:p text:style-name="P4">else{</text:p>
      <text:p text:style-name="P4">map.put(nums[i],st.peek());</text:p>
      <text:p text:style-name="P4">}</text:p>
      <text:p text:style-name="P4"/>
      <text:p text:style-name="P4">stack.push(nums[i]);</text:p>
      <text:p text:style-name="P4"/>
      <text:p text:style-name="P4">}</text:p>
      <text:p text:style-name="P4"/>
      <text:p text:style-name="P4"/>
      <text:p text:style-name="P5"><text:s text:c="20"/></text:p>
      <text:p text:style-name="P5"/>
      <text:p text:style-name="P5"/>
      <text:p text:style-name="P7"><text:a xlink:type="simple" xlink:href="https://leetcode.com/problems/diameter-of-binary-tree/" text:style-name="Internet_20_link" text:visited-style-name="Visited_20_Internet_20_Link">https://leetcode.com/problems/diameter-of-binary-tree/</text:a></text:p>
      <text:p text:style-name="P5"/>
      <text:p text:style-name="P5"><text:span text:style-name="Source_20_Text"><text:span text:style-name="T2">int </text:span></text:span><text:span text:style-name="T4">ans</text:span><text:span text:style-name="T5">;</text:span><text:line-break/><text:line-break/><text:span text:style-name="T3">public int </text:span><text:span text:style-name="T5">diameterOfBinaryTree(TreeNode root) {</text:span><text:line-break/><text:line-break/><text:span text:style-name="T5"> <text:s/></text:span><text:span text:style-name="T4">ans </text:span><text:span text:style-name="T5">= </text:span><text:span text:style-name="T7">1</text:span><text:span text:style-name="T5">;</text:span><text:line-break/><text:line-break/><text:span text:style-name="T5"> <text:s/>depth(root);</text:span><text:line-break/><text:line-break/><text:span text:style-name="T5"> <text:s/></text:span><text:span text:style-name="T3">return </text:span><text:span text:style-name="T4">ans </text:span><text:span text:style-name="T5">- </text:span><text:span text:style-name="T7">1</text:span><text:span text:style-name="T5">;</text:span><text:line-break/><text:span text:style-name="T5">}</text:span><text:line-break/><text:line-break/><text:span text:style-name="T3">public int </text:span><text:span text:style-name="T5">depth(TreeNode node) {</text:span><text:line-break/><text:line-break/><text:span text:style-name="T5"> <text:s/></text:span><text:span text:style-name="T3">if </text:span><text:span text:style-name="T5">(node == </text:span><text:span text:style-name="T3">null</text:span><text:span text:style-name="T5">) {</text:span><text:line-break/><text:span text:style-name="T5"> <text:s text:c="3"/></text:span><text:span text:style-name="T3">return </text:span><text:span text:style-name="T7">0</text:span><text:span text:style-name="T5">;</text:span><text:line-break/><text:span text:style-name="T5"> <text:s/>}</text:span><text:line-break/><text:line-break/><text:span text:style-name="T5"> <text:s/></text:span><text:span text:style-name="T3">int </text:span><text:span text:style-name="T5">L = depth(node.</text:span><text:span text:style-name="T4">left</text:span><text:span text:style-name="T5">);</text:span><text:line-break/><text:line-break/><text:span text:style-name="T5"> <text:s/></text:span><text:span text:style-name="T3">int </text:span><text:span text:style-name="T5">R = depth(node.</text:span><text:span text:style-name="T4">right</text:span><text:span text:style-name="T5">);</text:span><text:line-break/><text:line-break/><text:span text:style-name="T5"> <text:s/></text:span><text:span text:style-name="T4">ans </text:span><text:span text:style-name="T5">= Math.</text:span><text:span text:style-name="T6">max</text:span><text:span text:style-name="T5">(</text:span><text:span text:style-name="T4">ans</text:span><text:span text:style-name="T5">, L + R + </text:span><text:span text:style-name="T7">1</text:span><text:span text:style-name="T5">);</text:span><text:line-break/><text:line-break/><text:span text:style-name="T5"> <text:s/></text:span><text:span text:style-name="T3">return </text:span><text:span text:style-name="T5">Math.</text:span><text:span text:style-name="T6">max</text:span><text:span text:style-name="T5">(L, R) + </text:span><text:span text:style-name="T7">1</text:span><text:span text:style-name="T5">;</text:span><text:line-break/><text:line-break/><text:span text:style-name="T5">}</text:span></text:p>
      <text:p text:style-name="P5"><text:span text:style-name="Source_20_Text"/></text:p>
      <text:p text:style-name="P5"><text:span text:style-name="Source_20_Text"/></text:p>
      <text:p text:style-name="P7"><text:a xlink:type="simple" xlink:href="https://leetcode.com/problems/invert-binary-tree/" text:style-name="Internet_20_link" text:visited-style-name="Visited_20_Internet_20_Link"><text:span text:style-name="Source_20_Text">https://leetcode.com/problems/invert-binary-tree/</text:span></text:a></text:p>
      <text:p text:style-name="P5"><text:span text:style-name="Source_20_Text"/></text:p>
      <text:p text:style-name="P5"><text:span text:style-name="Source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20:46:50.390768495</meta:creation-date>
    <meta:generator>LibreOffice/6.4.7.2$Linux_X86_64 LibreOffice_project/40$Build-2</meta:generator>
    <dc:date>2022-06-16T23:45:24.399747927</dc:date>
    <meta:editing-duration>P1DT4H18M30S</meta:editing-duration>
    <meta:editing-cycles>28</meta:editing-cycles>
    <meta:document-statistic meta:table-count="0" meta:image-count="0" meta:object-count="0" meta:page-count="4" meta:paragraph-count="34" meta:word-count="272" meta:character-count="1785" meta:non-whitespace-character-count="1487"/>
  </office:meta>
</office:document-meta>
</file>